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818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office:value-type="float" office:value="298">
            <text:p>298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style-name="ce4" office:value-type="float" office:value="268">
            <text:p>268</text:p>
          </table:table-cell>
          <table:table-cell table:number-columns-repeated="238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7" table:style-name="ce4" office:value-type="float" office:value="242">
            <text:p>242</text:p>
          </table:table-cell>
          <table:table-cell table:number-columns-repeated="238"/>
        </table:table-row>
        <table:table-row table:style-name="ro1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office:value-type="float" office:value="671">
            <text:p>671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582">
            <text:p>582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7" table:style-name="ce4" office:value-type="float" office:value="487">
            <text:p>487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office:value-type="float" office:value="1582">
            <text:p>1582</text:p>
          </table:table-cell>
          <table:table-cell table:number-columns-repeated="243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7" table:style-name="ce4" office:value-type="float" office:value="1223">
            <text:p>1223</text:p>
          </table:table-cell>
          <table:table-cell table:number-columns-repeated="238"/>
        </table:table-row>
        <table:table-row table:style-name="ro2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office:value-type="float" office:value="62">
            <text:p>62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7" table:style-name="ce4" office:value-type="float" office:value="68">
            <text:p>68</text:p>
          </table:table-cell>
          <table:table-cell table:number-columns-repeated="238"/>
        </table:table-row>
        <table:table-row table:style-name="ro2">
          <table:table-cell table:style-name="ce2" office:value-type="string">
            <text:p>Ypsilon</text:p>
          </table:table-cell>
          <table:table-cell table:number-columns-repeated="17" table:style-name="ce4" office:value-type="float" office:value="75">
            <text:p>75</text:p>
          </table:table-cell>
          <table:table-cell table:number-columns-repeated="238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office:value-type="float" office:value="42">
            <text:p>42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office:value-type="float" office:value="45">
            <text:p>45</text:p>
          </table:table-cell>
          <table:table-cell table:number-columns-repeated="243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office:value-type="float" office:value="92">
            <text:p>92</text:p>
          </table:table-cell>
          <table:table-cell table:number-columns-repeated="243"/>
        </table:table-row>
        <table:table-row table:style-name="ro1">
          <table:table-cell>
            <draw:frame table:end-cell-address="表1.G37" table:end-x="0.707cm" table:end-y="0.036cm" draw:z-index="0" draw:style-name="gr1" svg:width="6.491cm" svg:height="4.98cm" svg:x="0.001cm" svg:y="0.135cm">
              <draw:object draw:notify-on-update-of-ranges="表1.A1:表1.A1 表1.B1:表1.R1 表1.A2:表1.A2 表1.B2:表1.R2 表1.A3:表1.A3 表1.B3:表1.R3 表1.A4:表1.A4 表1.B4:表1.R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5cm" table:end-y="0.036cm" draw:z-index="1" draw:style-name="gr1" svg:width="6.491cm" svg:height="4.98cm" svg:x="0.715cm" svg:y="0.135cm">
              <draw:object draw:notify-on-update-of-ranges="表1.A5:表1.A5 表1.B5:表1.R5 表1.A6:表1.A6 表1.B6:表1.R6 表1.A7:表1.A7 表1.B7:表1.R7 表1.A8:表1.A8 表1.B8:表1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cm" table:end-y="0.036cm" draw:z-index="2" draw:style-name="gr1" svg:width="6.491cm" svg:height="4.98cm" svg:x="0.424cm" svg:y="0.135cm">
              <draw:object draw:notify-on-update-of-ranges="表1.A9:表1.A9 表1.B9:表1.R9 表1.A10:表1.A10 表1.B10:表1.R10 表1.A11:表1.A11 表1.B11:表1.R11 表1.A12:表1.A12 表1.B12:表1.R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09cm" table:end-y="0.036cm" draw:z-index="3" draw:style-name="gr1" svg:width="6.491cm" svg:height="4.98cm" svg:x="0.149cm" svg:y="0.135cm">
              <draw:object draw:notify-on-update-of-ranges="表1.A13:表1.A13 表1.B13:表1.R13 表1.A14:表1.A14 表1.B14:表1.R14 表1.A15:表1.A15 表1.B15:表1.R15 表1.A16:表1.A16 表1.B16:表1.R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1" table:end-x="0.713cm" table:end-y="0.278cm" draw:z-index="4" draw:style-name="gr1" svg:width="6.497cm" svg:height="4.467cm" svg:x="0.001cm" svg:y="0.056cm">
              <draw:object draw:notify-on-update-of-ranges="表1.A17:表1.A17 表1.B17:表1.R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1" table:end-x="0.421cm" table:end-y="0.278cm" draw:z-index="5" draw:style-name="gr1" svg:width="6.497cm" svg:height="4.467cm" svg:x="0.715cm" svg:y="0.056cm">
              <draw:object draw:notify-on-update-of-ranges="表1.A18:表1.A18 表1.B18:表1.R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072cm" draw:z-index="6" draw:style-name="gr1" svg:width="6.496cm" svg:height="3.962cm" svg:x="0.424cm" svg:y="0.056cm">
              <draw:object draw:notify-on-update-of-ranges="表1.A19:表1.A19 表1.B19:表1.R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vector 命令追加</text:p>
          </table:table-cell>
          <table:table-cell table:number-columns-repeated="238"/>
        </table:table-row>
        <table:table-row table:style-name="ro2">
          <table:table-cell table:number-columns-repeated="17"/>
          <table:table-cell office:value-type="string">
            <text:p>GC で ENABLE_LARGE_CONFIG, DONT_ADD_BYTE</text:p>
          </table:table-cell>
          <table:table-cell table:number-columns-repeated="238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5" table:number-columns-repeated="252" table:default-cell-style-name="ce3"/>
        <table:table-row table:style-name="ro1">
          <table:table-cell office:value-type="string">
            <text:p>aobench</text:p>
          </table:table-cell>
          <table:table-cell office:value-type="float" office:value="1187">
            <text:p>1187</text:p>
          </table:table-cell>
          <table:table-cell office:value-type="float" office:value="1189">
            <text:p>1189</text:p>
          </table:table-cell>
          <table:table-cell office:value-type="float" office:value="1190">
            <text:p>1190</text:p>
          </table:table-cell>
          <table:table-cell table:number-columns-repeated="252"/>
        </table:table-row>
        <table:table-row table:style-name="ro2">
          <table:table-cell office:value-type="string">
            <text:p>Mosh</text:p>
          </table:table-cell>
          <table:table-cell office:value-type="float" office:value="1964">
            <text:p>1964</text:p>
          </table:table-cell>
          <table:table-cell office:value-type="float" office:value="1751">
            <text:p>1751</text:p>
          </table:table-cell>
          <table:table-cell office:value-type="float" office:value="1632">
            <text:p>1632</text:p>
          </table:table-cell>
          <table:table-cell office:value-type="float" office:value="1326">
            <text:p>1326</text:p>
          </table:table-cell>
          <table:table-cell office:value-type="float" office:value="1158">
            <text:p>1158</text:p>
          </table:table-cell>
          <table:table-cell office:value-type="float" office:value="1154">
            <text:p>1154</text:p>
          </table:table-cell>
          <table:table-cell table:number-columns-repeated="249"/>
        </table:table-row>
        <table:table-row table:style-name="ro2">
          <table:table-cell office:value-type="string">
            <text:p>Ypsilon</text:p>
          </table:table-cell>
          <table:table-cell table:number-columns-repeated="10" office:value-type="float" office:value="844">
            <text:p>84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表2.I30" table:end-x="2.186cm" table:end-y="0.045cm" draw:z-index="0" draw:style-name="gr2" svg:width="14.876cm" svg:height="7.326cm" svg:x="0.001cm" svg:y="0.251cm">
              <draw:object draw:notify-on-update-of-ranges="表2.B1:表2.Z1 表2.A2:表2.A2 表2.B2:表2.Z2 表2.A3:表2.A3 表2.B3:表2.Z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9"/>
          <table:table-cell office:value-type="float" office:value="1189">
            <text:p>1189</text:p>
          </table:table-cell>
          <table:table-cell office:value-type="string">
            <text:p>quotient, remainder, modulo =&gt; C++</text:p>
          </table:table-cell>
          <table:table-cell table:number-columns-repeated="245"/>
        </table:table-row>
        <table:table-row table:style-name="ro2">
          <table:table-cell table:number-columns-repeated="9"/>
          <table:table-cell office:value-type="float" office:value="1190">
            <text:p>1190</text:p>
          </table:table-cell>
          <table:table-cell office:value-type="string">
            <text:p>makeFlonum inlined 。NUMBER_MUL short cut for Flonum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vector 命令追加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GC で ENABLE_LARGE_CONFIG, DONT_ADD_BYTE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NUMBER比較で Flonum ショートカット</text:p>
          </table:table-cell>
          <table:table-cell table:number-columns-repeated="245"/>
        </table:table-row>
        <table:table-row table:style-name="ro1" table:number-rows-repeated="65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5">2009/02/15</text:date>, <text:time>14:51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15T14:51:41</dc:date>
    <meta:editing-cycles>29</meta:editing-cycles>
    <meta:editing-duration>P6DT6H4M2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32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62cm" svg:y="0.111cm" chart:style-name="ch2">
          <text:p>fib(31)</text:p>
        </chart:title>
        <chart:legend chart:legend-position="end" svg:x="4.678cm" svg:y="1.833cm" chart:style-name="ch3"/>
        <chart:plot-area chart:style-name="ch4" table:cell-range-address="表1.A1:表1.R4" chart:data-source-has-labels="both" svg:x="0.128cm" svg:y="0.697cm" svg:width="4.42cm" svg:height="4.077cm">
          <chart:axis chart:dimension="x" chart:name="primary-x" chart:style-name="ch5">
            <chart:categories table:cell-range-address="表1.B1:表1.R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R2" chart:label-cell-address="表1.A2:表1.A2" chart:class="chart:line">
            <chart:data-point chart:repeated="17"/>
          </chart:series>
          <chart:series chart:style-name="ch9" chart:values-cell-range-address="表1.B3:表1.R3" chart:label-cell-address="表1.A3:表1.A3" chart:class="chart:line">
            <chart:data-point chart:repeated="17"/>
          </chart:series>
          <chart:series chart:style-name="ch10" chart:values-cell-range-address="表1.B4:表1.R4" chart:label-cell-address="表1.A4:表1.A4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98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41cm" svg:y="0.113cm" chart:style-name="ch2">
          <text:p>tak</text:p>
        </chart:title>
        <chart:legend chart:legend-position="end" svg:x="4.678cm" svg:y="1.833cm" chart:style-name="ch3"/>
        <chart:plot-area chart:style-name="ch4" table:cell-range-address="表1.A5:表1.R8" chart:data-source-has-labels="both" svg:x="0.128cm" svg:y="0.697cm" svg:width="4.42cm" svg:height="4.077cm">
          <chart:axis chart:dimension="x" chart:name="primary-x" chart:style-name="ch5">
            <chart:categories table:cell-range-address="表1.B5:表1.R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R6" chart:label-cell-address="表1.A6:表1.A6" chart:class="chart:line">
            <chart:data-point chart:repeated="17"/>
          </chart:series>
          <chart:series chart:style-name="ch9" chart:values-cell-range-address="表1.B7:表1.R7" chart:label-cell-address="表1.A7:表1.A7" chart:class="chart:line">
            <chart:data-point chart:repeated="17"/>
          </chart:series>
          <chart:series chart:style-name="ch10" chart:values-cell-range-address="表1.B8:表1.R8" chart:label-cell-address="表1.A8:表1.A8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  <table:table-cell office:value-type="float" office:value="671">
                <text:p>6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517cm" svg:y="0.113cm" chart:style-name="ch2">
          <text:p>triangle</text:p>
        </chart:title>
        <chart:legend chart:legend-position="end" svg:x="4.678cm" svg:y="1.833cm" chart:style-name="ch3"/>
        <chart:plot-area chart:style-name="ch4" table:cell-range-address="表1.A9:表1.R12" chart:data-source-has-labels="both" svg:x="0.128cm" svg:y="0.697cm" svg:width="4.42cm" svg:height="4.077cm">
          <chart:axis chart:dimension="x" chart:name="primary-x" chart:style-name="ch5">
            <chart:categories table:cell-range-address="表1.B9:表1.R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R10" chart:label-cell-address="表1.A10:表1.A10" chart:class="chart:line">
            <chart:data-point chart:repeated="17"/>
          </chart:series>
          <chart:series chart:style-name="ch9" chart:values-cell-range-address="表1.B11:表1.R11" chart:label-cell-address="表1.A11:表1.A11" chart:class="chart:line">
            <chart:data-point chart:repeated="17"/>
          </chart:series>
          <chart:series chart:style-name="ch10" chart:values-cell-range-address="表1.B12:表1.R12" chart:label-cell-address="表1.A12:表1.A12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  <table:table-cell office:value-type="float" office:value="1582">
                <text:p>15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330883026123pt" style:font-size-asian="12.9330883026123pt" style:font-size-complex="12.9330883026123pt"/>
    </style:style>
    <style:style style:name="ch3" style:family="chart">
      <style:graphic-properties draw:stroke="none" svg:stroke-color="#b3b3b3" draw:fill="none" draw:fill-color="#e6e6e6"/>
      <style:text-properties fo:font-size="7.95882320404053pt" style:font-size-asian="7.95882320404053pt" style:font-size-complex="7.958823204040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492cm" svg:height="4.981cm" chart:class="chart:line" chart:style-name="ch1">
        <chart:title svg:x="2.901cm" svg:y="0.113cm" chart:style-name="ch2">
          <text:p>takl</text:p>
        </chart:title>
        <chart:legend chart:legend-position="end" svg:x="4.678cm" svg:y="1.833cm" chart:style-name="ch3"/>
        <chart:plot-area chart:style-name="ch4" table:cell-range-address="表1.A13:表1.R16" chart:data-source-has-labels="both" svg:x="0.128cm" svg:y="0.697cm" svg:width="4.42cm" svg:height="4.077cm">
          <chart:axis chart:dimension="x" chart:name="primary-x" chart:style-name="ch5">
            <chart:categories table:cell-range-address="表1.B13:表1.R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R14" chart:label-cell-address="表1.A14:表1.A14" chart:class="chart:line">
            <chart:data-point chart:repeated="17"/>
          </chart:series>
          <chart:series chart:style-name="ch8" chart:values-cell-range-address="表1.B15:表1.R15" chart:label-cell-address="表1.A15:表1.A15" chart:class="chart:line">
            <chart:data-point chart:repeated="17"/>
          </chart:series>
          <chart:series chart:style-name="ch9" chart:values-cell-range-address="表1.B16:表1.R16" chart:label-cell-address="表1.A16:表1.A16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639cm" svg:y="0.097cm" chart:style-name="ch2">
          <text:p>empty</text:p>
        </chart:title>
        <chart:legend chart:legend-position="end" svg:x="4.925cm" svg:y="1.954cm" chart:style-name="ch3"/>
        <chart:plot-area chart:style-name="ch4" table:cell-range-address="表1.A17:表1.R17" chart:data-source-has-labels="column" svg:x="0.129cm" svg:y="0.677cm" svg:width="4.665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R17" chart:label-cell-address="表1.A17:表1.A17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046878814697pt" style:font-size-asian="12.9046878814697pt" style:font-size-complex="12.9046878814697pt"/>
    </style:style>
    <style:style style:name="ch3" style:family="chart">
      <style:graphic-properties draw:stroke="none" svg:stroke-color="#b3b3b3" draw:fill="none" draw:fill-color="#e6e6e6"/>
      <style:text-properties fo:font-size="7.94134616851807pt" style:font-size-asian="7.94134616851807pt" style:font-size-complex="7.94134616851807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4.468cm" chart:class="chart:line" chart:style-name="ch1">
        <chart:title svg:x="2.137cm" svg:y="0.098cm" chart:style-name="ch2">
          <text:p>load-library</text:p>
        </chart:title>
        <chart:legend chart:legend-position="end" svg:x="4.449cm" svg:y="1.795cm" chart:style-name="ch3"/>
        <chart:plot-area chart:style-name="ch4" table:cell-range-address="表1.A18:表1.R18" chart:data-source-has-labels="column" svg:x="0.128cm" svg:y="0.677cm" svg:width="4.186cm" svg:height="3.6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R18" chart:label-cell-address="表1.A18:表1.A18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74550819397pt" style:font-size-asian="12.874550819397pt" style:font-size-complex="12.874550819397pt"/>
    </style:style>
    <style:style style:name="ch3" style:family="chart">
      <style:graphic-properties draw:stroke="none" svg:stroke-color="#b3b3b3" draw:fill="none" draw:fill-color="#e6e6e6"/>
      <style:text-properties fo:font-size="7.92280006408691pt" style:font-size-asian="7.92280006408691pt" style:font-size-complex="7.922800064086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5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7cm" svg:height="3.963cm" chart:class="chart:line" chart:style-name="ch1">
        <chart:title svg:x="2.85cm" svg:y="0.092cm" chart:style-name="ch2">
          <text:p>clos</text:p>
        </chart:title>
        <chart:legend chart:legend-position="end" svg:x="5.189cm" svg:y="1.699cm" chart:style-name="ch3"/>
        <chart:plot-area chart:style-name="ch4" table:cell-range-address="表1.A19:表1.R19" chart:data-source-has-labels="column" svg:x="0.126cm" svg:y="0.656cm" svg:width="4.922cm" svg:height="3.14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R19" chart:label-cell-address="表1.A19:表1.A19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  <table:table-cell office:value-type="string">
                <text:p>列 M</text:p>
              </table:table-cell>
              <table:table-cell office:value-type="string">
                <text:p>列 N</text:p>
              </table:table-cell>
              <table:table-cell office:value-type="string">
                <text:p>列 O</text:p>
              </table:table-cell>
              <table:table-cell office:value-type="string">
                <text:p>列 P</text:p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46212768555pt" style:font-size-asian="7.99946212768555pt" style:font-size-complex="7.99946212768555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3953704834pt" style:font-size-asian="8.9993953704834pt" style:font-size-complex="8.9993953704834pt"/>
    </style:style>
    <style:style style:name="ch6" style:family="chart" style:data-style-name="N0">
      <style:chart-properties chart:display-label="true" chart:logarithmic="false" chart:minimum="8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9993953704834pt" style:font-size-asian="8.9993953704834pt" style:font-size-complex="8.9993953704834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77cm" svg:height="7.327cm" chart:class="chart:line" chart:style-name="ch1">
        <chart:legend chart:legend-position="end" svg:x="13.068cm" svg:y="3.172cm" chart:style-name="ch2"/>
        <chart:plot-area chart:style-name="ch3" table:cell-range-address="表2.B1:表2.Z3 表2.A2:表2.Z3 表2.A1:表2.A1" chart:data-source-has-labels="both" svg:x="0.392cm" svg:y="0.146cm" svg:width="12.379cm" svg:height="6.951cm">
          <chart:axis chart:dimension="x" chart:name="primary-x" chart:style-name="ch4">
            <chart:title svg:x="6.252cm" svg:y="6.653cm" chart:style-name="ch5">
              <text:p>aobench</text:p>
            </chart:title>
            <chart:categories table:cell-range-address="表2.B1:表2.Z1"/>
          </chart:axis>
          <chart:axis chart:dimension="y" chart:name="primary-y" chart:style-name="ch6">
            <chart:title svg:x="0.297cm" svg:y="3.73cm" chart:style-name="ch7">
              <text:p>msec</text:p>
            </chart:title>
            <chart:grid chart:style-name="ch8" chart:class="major"/>
          </chart:axis>
          <chart:series chart:style-name="ch9" chart:values-cell-range-address="表2.B2:表2.Z2" chart:label-cell-address="表2.A2:表2.A2" chart:class="chart:line">
            <chart:data-point chart:repeated="25"/>
          </chart:series>
          <chart:series chart:style-name="ch10" chart:values-cell-range-address="表2.B3:表2.Z3" chart:label-cell-address="表2.A3:表2.A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87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964">
                <text:p>1964</text:p>
              </table:table-cell>
              <table:table-cell office:value-type="float" office:value="1751">
                <text:p>1751</text:p>
              </table:table-cell>
              <table:table-cell office:value-type="float" office:value="1632">
                <text:p>1632</text:p>
              </table:table-cell>
              <table:table-cell office:value-type="float" office:value="1326">
                <text:p>1326</text:p>
              </table:table-cell>
              <table:table-cell office:value-type="float" office:value="1158">
                <text:p>1158</text:p>
              </table:table-cell>
              <table:table-cell office:value-type="float" office:value="1154">
                <text:p>1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